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Standard">
      <style:text-properties officeooo:rsid="000a7572" officeooo:paragraph-rsid="000a7572"/>
    </style:style>
    <style:style style:name="P10" style:family="paragraph" style:parent-style-name="Standard">
      <style:text-properties style:font-name="Consolas" fo:font-size="10pt" style:font-size-asian="10pt"/>
    </style:style>
    <style:style style:name="P11" style:family="paragraph" style:parent-style-name="Standard">
      <style:paragraph-properties fo:text-align="start" style:justify-single-word="false" fo:text-indent="0cm" style:auto-text-indent="false"/>
    </style:style>
    <style:style style:name="P12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style:font-size-asian="10pt"/>
    </style:style>
    <style:style style:name="T1" style:family="text">
      <style:text-properties style:font-name="Consolas" fo:font-size="10pt" style:font-size-asian="10pt"/>
    </style:style>
    <style:style style:name="T2" style:family="text">
      <style:text-properties fo:color="#808080" loext:opacity="100%" style:font-name="Consolas" fo:font-size="10pt" style:font-size-asian="10pt"/>
    </style:style>
    <style:style style:name="T3" style:family="text">
      <style:text-properties fo:color="#800000" loext:opacity="100%" style:font-name="Consolas" fo:font-size="10pt" fo:font-weight="bold" style:font-size-asian="10pt" style:font-weight-asian="bold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ff0000" loext:opacity="100%" style:font-name="Consolas" fo:font-size="10pt" style:font-size-asian="10pt"/>
    </style:style>
    <style:style style:name="T6" style:family="text">
      <style:text-properties fo:color="#000080" loext:opacity="100%" style:font-name="Consolas" fo:font-size="10pt" fo:font-weight="bold" style:font-size-asian="10pt" style:font-weight-asian="bold"/>
    </style:style>
    <style:style style:name="T7" style:family="text">
      <style:text-properties fo:color="#0000ff" loext:opacity="100%" style:font-name="Consolas" fo:font-size="10pt" style:font-size-asian="10pt"/>
    </style:style>
    <style:style style:name="T8" style:family="text">
      <style:text-properties fo:color="#008000" loext:opacity="100%" style:font-name="Consolas" fo:font-size="10pt" style:font-size-asian="10pt"/>
    </style:style>
    <style:style style:name="T9" style:family="text">
      <style:text-properties fo:color="#8e00c6" loext:opacity="100%" style:font-name="Consolas" fo:font-size="10pt" style:font-size-asian="10pt"/>
    </style:style>
    <style:style style:name="T10" style:family="text">
      <style:text-properties fo:color="#006464" loext:opacity="100%" style:font-name="Consolas" fo:font-size="10pt" style:font-size-asian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Modelo de Datos</text:h>
      <text:h text:style-name="Heading_20_3" text:outline-level="3">Entidades principales</text:h>
      <text:list text:style-name="L1">
        <text:list-item>
          <text:p text:style-name="P1"><text:span text:style-name="Strong_20_Emphasis">Clientes:</text:span><text:line-break/>Almacena la información de los clientes del taller (nombre, teléfono, email, dirección, etc.).</text:p>
        </text:list-item>
        <text:list-item>
          <text:p text:style-name="P1"><text:span text:style-name="Strong_20_Emphasis">Vehículos:</text:span><text:line-break/>Cada cliente puede tener uno o más vehículos. Se almacena el tipo (automóvil, motocicleta, u otro), la marca, modelo, año, matrícula, etc.</text:p>
        </text:list-item>
        <text:list-item>
          <text:p text:style-name="P1"><text:span text:style-name="Strong_20_Emphasis">Empleados:</text:span><text:line-break/>Representa a los técnicos o mecánicos que realizan los servicios en el taller.</text:p>
        </text:list-item>
        <text:list-item>
          <text:p text:style-name="P1"><text:span text:style-name="Strong_20_Emphasis">Citas:</text:span><text:line-break/>Registra cada cita o reparación programada. Cada cita se asocia a un cliente, un vehículo, y opcionalmente a un empleado. Se incluye información sobre la fecha de la cita, el estado (pendiente, confirmada, completada o cancelada) y observaciones.</text:p>
        </text:list-item>
        <text:list-item>
          <text:p text:style-name="P1"><text:span text:style-name="Strong_20_Emphasis">Servicios:</text:span><text:line-break/>Define los diferentes tipos de servicios o reparaciones que se pueden realizar (por ejemplo, cambio de aceite, reparación de frenos, revisión general, etc.) con duración estimada y costo.</text:p>
        </text:list-item>
        <text:list-item>
          <text:p text:style-name="P1"><text:span text:style-name="Strong_20_Emphasis">Cita_Servicios:</text:span><text:line-break/>Una tabla intermedia (relación muchos a muchos) que vincula las citas con los servicios realizados en esa cita. Permite registrar, para cada servicio en la cita, el tiempo estimado requerido.</text:p>
        </text:list-item>
      </text:list>
      <text:h text:style-name="Heading_20_3" text:outline-level="3">Relaciones clave</text:h>
      <text:list text:style-name="L2">
        <text:list-item>
          <text:p text:style-name="P2"><text:span text:style-name="Strong_20_Emphasis">Clientes – Vehículos:</text:span><text:line-break/>Un cliente puede tener muchos vehículos (relación 1:N).</text:p>
        </text:list-item>
        <text:list-item>
          <text:p text:style-name="P2"><text:span text:style-name="Strong_20_Emphasis">Clientes – Citas:</text:span><text:line-break/>Un cliente puede agendar muchas citas.</text:p>
        </text:list-item>
        <text:list-item>
          <text:p text:style-name="P2"><text:span text:style-name="Strong_20_Emphasis">Vehículos – Citas:</text:span><text:line-break/>Cada vehículo puede estar relacionado con varias citas, pero cada cita se refiere a un único vehículo.</text:p>
        </text:list-item>
        <text:list-item>
          <text:p text:style-name="P2"><text:span text:style-name="Strong_20_Emphasis">Empleados – Citas:</text:span><text:line-break/>Una cita puede asignarse a un empleado (opcional) y cada empleado puede atender varias citas.</text:p>
        </text:list-item>
        <text:list-item>
          <text:p text:style-name="P2"><text:span text:style-name="Strong_20_Emphasis">Citas – Servicios:</text:span><text:line-break/>Cada cita puede incluir varios servicios y cada servicio puede formar parte de distintas citas (relación muchos a muchos), gestionada mediante la tabla <text:span text:style-name="Source_20_Text">cita_servicios</text:span>.</text:p>
        </text:list-item>
      </text:list>
      <text:p text:style-name="Horizontal_20_Line"/>
      <text:h text:style-name="Heading_20_2" text:outline-level="2"><text:soft-page-break/>2. Diagrama ER (Textual)</text:h>
      <text:p text:style-name="Preformatted_20_Text">less</text:p>
      <text:p text:style-name="Preformatted_20_Text">Copiar</text:p>
      <text:p text:style-name="P3"><text:span text:style-name="Source_20_Text"><text:s text:c="6"/>[Clientes] 1 ------ N [Vehículos]</text:span></text:p>
      <text:p text:style-name="P4"><text:span text:style-name="Source_20_Text"><text:s text:c="10"/>| <text:s text:c="21"/>|</text:span></text:p>
      <text:p text:style-name="P4"><text:span text:style-name="Source_20_Text"><text:s text:c="10"/>| <text:s text:c="21"/>|</text:span></text:p>
      <text:p text:style-name="P4"><text:span text:style-name="Source_20_Text"><text:s text:c="10"/>N <text:s text:c="21"/>1</text:span></text:p>
      <text:p text:style-name="P4"><text:span text:style-name="Source_20_Text"><text:s text:c="7"/>[Citas] ---------------- [Empleados] (opcional)</text:span></text:p>
      <text:p text:style-name="P4"><text:span text:style-name="Source_20_Text"><text:s text:c="10"/>|</text:span></text:p>
      <text:p text:style-name="P4"><text:span text:style-name="Source_20_Text"><text:s text:c="10"/>| N</text:span></text:p>
      <text:p text:style-name="P4"><text:span text:style-name="Source_20_Text"><text:s text:c="10"/>|</text:span></text:p>
      <text:p text:style-name="P5"><text:span text:style-name="Source_20_Text"><text:s text:c="3"/>[Cita_Servicios] N ------ 1 [Servicios]</text:span></text:p>
      <text:list text:style-name="L3">
        <text:list-item>
          <text:p text:style-name="P6">Un <text:span text:style-name="Strong_20_Emphasis">Cliente</text:span> tiene muchos <text:span text:style-name="Strong_20_Emphasis">Vehículos</text:span> y muchas <text:span text:style-name="Strong_20_Emphasis">Citas</text:span>. </text:p>
        </text:list-item>
        <text:list-item>
          <text:p text:style-name="P6">Cada <text:span text:style-name="Strong_20_Emphasis">Vehículo</text:span> pertenece a un <text:span text:style-name="Strong_20_Emphasis">Cliente</text:span> y puede tener muchas <text:span text:style-name="Strong_20_Emphasis">Citas</text:span>. </text:p>
        </text:list-item>
        <text:list-item>
          <text:p text:style-name="P6">Cada <text:span text:style-name="Strong_20_Emphasis">Cita</text:span> se realiza para un <text:span text:style-name="Strong_20_Emphasis">Vehículo</text:span> y un <text:span text:style-name="Strong_20_Emphasis">Cliente</text:span> y puede ser asignada a un <text:span text:style-name="Strong_20_Emphasis">Empleado</text:span> (quien a su vez puede tener muchas citas). </text:p>
        </text:list-item>
        <text:list-item>
          <text:p text:style-name="P7">Cada <text:span text:style-name="Strong_20_Emphasis">Cita</text:span> puede incluir múltiples <text:span text:style-name="Strong_20_Emphasis">Servicios</text:span> a través de la tabla intermedia <text:span text:style-name="Strong_20_Emphasis">Cita_Servicios</text:span>. </text:p>
        </text:list-item>
      </text:list>
      <text:p text:style-name="Horizontal_20_Line"/>
      <text:h text:style-name="Heading_20_2" text:outline-level="2">3. Script SQL Completo</text:h>
      <text:p text:style-name="Text_20_body">El siguiente script SQL crea la base de datos, las tablas con relaciones y algunas inserciones de datos de ejemplo. Puedes ejecutarlo en phpMyAdmin o mediante el cliente MySQL.</text:p>
      <text:p text:style-name="Preformatted_20_Text">sql</text:p>
      <text:p text:style-name="Preformatted_20_Text">Copiar</text:p>
      <text:p text:style-name="P3"><text:span text:style-name="Source_20_Text">-- Eliminar la base de datos si ya existe (con precaución en entornos de producción)</text:span></text:p>
      <text:p text:style-name="P4"><text:span text:style-name="Source_20_Text">DROP DATABASE IF EXISTS workshop_db;</text:span></text:p>
      <text:p text:style-name="P4"/>
      <text:p text:style-name="P4"><text:span text:style-name="Source_20_Text">-- Crear la base de datos con un cotejamiento adecuado para Unicode</text:span></text:p>
      <text:p text:style-name="P4"><text:span text:style-name="Source_20_Text">CREATE DATABASE workshop_db </text:span></text:p>
      <text:p text:style-name="P4"><text:span text:style-name="Source_20_Text"><text:s text:c="2"/>CHARACTER SET utf8mb4 </text:span></text:p>
      <text:p text:style-name="P4"><text:span text:style-name="Source_20_Text"><text:s text:c="2"/>COLLATE utf8mb4_unicode_ci;</text:span></text:p>
      <text:p text:style-name="P4"/>
      <text:p text:style-name="P4"><text:span text:style-name="Source_20_Text">-- Seleccionar la base de datos</text:span></text:p>
      <text:p text:style-name="P4"><text:span text:style-name="Source_20_Text">USE workshop_db;</text:span></text:p>
      <text:p text:style-name="P4"/>
      <text:p text:style-name="P4"><text:span text:style-name="Source_20_Text">-- Tabla: Clientes</text:span></text:p>
      <text:p text:style-name="P4"><text:span text:style-name="Source_20_Text">CREATE TABLE clientes (</text:span></text:p>
      <text:p text:style-name="P4"><text:span text:style-name="Source_20_Text"><text:s text:c="4"/>id INT AUTO_INCREMENT PRIMARY KEY,</text:span></text:p>
      <text:p text:style-name="P4"><text:span text:style-name="Source_20_Text"><text:s text:c="4"/>nombre VARCHAR(255) NOT NULL,</text:span></text:p>
      <text:p text:style-name="P4"><text:span text:style-name="Source_20_Text"><text:s text:c="4"/>telefono VARCHAR(50),</text:span></text:p>
      <text:p text:style-name="P4"><text:span text:style-name="Source_20_Text"><text:s text:c="4"/>email VARCHAR(255),</text:span></text:p>
      <text:p text:style-name="P4"><text:span text:style-name="Source_20_Text"><text:s text:c="4"/>direccion VARCHAR(500),</text:span></text:p>
      <text:p text:style-name="P4"><text:span text:style-name="Source_20_Text"><text:s text:c="4"/>created_at TIMESTAMP DEFAULT CURRENT_TIMESTAMP,</text:span></text:p>
      <text:p text:style-name="P4"><text:span text:style-name="Source_20_Text"><text:s text:c="4"/>updated_at TIMESTAMP DEFAULT CURRENT_TIMESTAMP ON UPDATE CURRENT_TIMESTAMP</text:span></text:p>
      <text:p text:style-name="P4"><text:span text:style-name="Source_20_Text">) ENGINE=InnoDB;</text:span></text:p>
      <text:p text:style-name="P4"/>
      <text:p text:style-name="P4"><text:span text:style-name="Source_20_Text">-- Tabla: Vehículos</text:span></text:p>
      <text:p text:style-name="P4"><text:span text:style-name="Source_20_Text">CREATE TABLE vehiculos (</text:span></text:p>
      <text:p text:style-name="P4"><text:span text:style-name="Source_20_Text"><text:s text:c="4"/>id INT AUTO_INCREMENT PRIMARY KEY,</text:span></text:p>
      <text:p text:style-name="P4"><text:span text:style-name="Source_20_Text"><text:s text:c="4"/>cliente_id INT NOT NULL,</text:span></text:p>
      <text:p text:style-name="P4"><text:span text:style-name="Source_20_Text"><text:s text:c="4"/>tipo ENUM('car', 'motorcycle', 'other') NOT NULL,</text:span></text:p>
      <text:p text:style-name="P4"><text:span text:style-name="Source_20_Text"><text:s text:c="4"/>marca VARCHAR(100) NOT NULL,</text:span></text:p>
      <text:p text:style-name="P4"><text:span text:style-name="Source_20_Text"><text:s text:c="4"/>modelo VARCHAR(100) NOT NULL,</text:span></text:p>
      <text:p text:style-name="P4"><text:span text:style-name="Source_20_Text"><text:s text:c="4"/>anio YEAR,</text:span></text:p>
      <text:p text:style-name="P4"><text:soft-page-break/><text:span text:style-name="Source_20_Text"><text:s text:c="4"/>matricula VARCHAR(50),</text:span></text:p>
      <text:p text:style-name="P4"><text:span text:style-name="Source_20_Text"><text:s text:c="4"/>created_at TIMESTAMP DEFAULT CURRENT_TIMESTAMP,</text:span></text:p>
      <text:p text:style-name="P4"><text:span text:style-name="Source_20_Text"><text:s text:c="4"/>updated_at TIMESTAMP DEFAULT CURRENT_TIMESTAMP ON UPDATE CURRENT_TIMESTAMP,</text:span></text:p>
      <text:p text:style-name="P4"><text:span text:style-name="Source_20_Text"><text:s text:c="4"/>FOREIGN KEY (cliente_id) REFERENCES clientes(id)</text:span></text:p>
      <text:p text:style-name="P4"><text:span text:style-name="Source_20_Text"><text:s text:c="6"/>ON DELETE CASCADE ON UPDATE CASCADE</text:span></text:p>
      <text:p text:style-name="P4"><text:span text:style-name="Source_20_Text">) ENGINE=InnoDB;</text:span></text:p>
      <text:p text:style-name="P4"/>
      <text:p text:style-name="P4"><text:span text:style-name="Source_20_Text">-- Tabla: Empleados</text:span></text:p>
      <text:p text:style-name="P4"><text:span text:style-name="Source_20_Text">CREATE TABLE empleados (</text:span></text:p>
      <text:p text:style-name="P4"><text:span text:style-name="Source_20_Text"><text:s text:c="4"/>id INT AUTO_INCREMENT PRIMARY KEY,</text:span></text:p>
      <text:p text:style-name="P4"><text:span text:style-name="Source_20_Text"><text:s text:c="4"/>nombre VARCHAR(255) NOT NULL,</text:span></text:p>
      <text:p text:style-name="P4"><text:span text:style-name="Source_20_Text"><text:s text:c="4"/>cargo VARCHAR(100),</text:span></text:p>
      <text:p text:style-name="P4"><text:span text:style-name="Source_20_Text"><text:s text:c="4"/>telefono VARCHAR(50),</text:span></text:p>
      <text:p text:style-name="P4"><text:span text:style-name="Source_20_Text"><text:s text:c="4"/>email VARCHAR(255),</text:span></text:p>
      <text:p text:style-name="P4"><text:span text:style-name="Source_20_Text"><text:s text:c="4"/>created_at TIMESTAMP DEFAULT CURRENT_TIMESTAMP,</text:span></text:p>
      <text:p text:style-name="P4"><text:span text:style-name="Source_20_Text"><text:s text:c="4"/>updated_at TIMESTAMP DEFAULT CURRENT_TIMESTAMP ON UPDATE CURRENT_TIMESTAMP</text:span></text:p>
      <text:p text:style-name="P4"><text:span text:style-name="Source_20_Text">) ENGINE=InnoDB;</text:span></text:p>
      <text:p text:style-name="P4"/>
      <text:p text:style-name="P4"><text:span text:style-name="Source_20_Text">-- Tabla: Citas</text:span></text:p>
      <text:p text:style-name="P4"><text:span text:style-name="Source_20_Text">CREATE TABLE citas (</text:span></text:p>
      <text:p text:style-name="P4"><text:span text:style-name="Source_20_Text"><text:s text:c="4"/>id INT AUTO_INCREMENT PRIMARY KEY,</text:span></text:p>
      <text:p text:style-name="P4"><text:span text:style-name="Source_20_Text"><text:s text:c="4"/>cliente_id INT NOT NULL,</text:span></text:p>
      <text:p text:style-name="P4"><text:span text:style-name="Source_20_Text"><text:s text:c="4"/>vehiculo_id INT NOT NULL,</text:span></text:p>
      <text:p text:style-name="P4"><text:span text:style-name="Source_20_Text"><text:s text:c="4"/>empleado_id INT, -- Opcional, puede ser NULL</text:span></text:p>
      <text:p text:style-name="P4"><text:span text:style-name="Source_20_Text"><text:s text:c="4"/>fecha_cita DATETIME NOT NULL,</text:span></text:p>
      <text:p text:style-name="P4"><text:span text:style-name="Source_20_Text"><text:s text:c="4"/>estado ENUM('pendiente', 'confirmada', 'completada', 'cancelada') DEFAULT 'pendiente',</text:span></text:p>
      <text:p text:style-name="P4"><text:span text:style-name="Source_20_Text"><text:s text:c="4"/>observaciones TEXT,</text:span></text:p>
      <text:p text:style-name="P4"><text:span text:style-name="Source_20_Text"><text:s text:c="4"/>created_at TIMESTAMP DEFAULT CURRENT_TIMESTAMP,</text:span></text:p>
      <text:p text:style-name="P4"><text:span text:style-name="Source_20_Text"><text:s text:c="4"/>updated_at TIMESTAMP DEFAULT CURRENT_TIMESTAMP ON UPDATE CURRENT_TIMESTAMP,</text:span></text:p>
      <text:p text:style-name="P4"><text:span text:style-name="Source_20_Text"><text:s text:c="4"/>FOREIGN KEY (cliente_id) REFERENCES clientes(id)</text:span></text:p>
      <text:p text:style-name="P4"><text:span text:style-name="Source_20_Text"><text:s text:c="6"/>ON DELETE CASCADE ON UPDATE CASCADE,</text:span></text:p>
      <text:p text:style-name="P4"><text:span text:style-name="Source_20_Text"><text:s text:c="4"/>FOREIGN KEY (vehiculo_id) REFERENCES vehiculos(id)</text:span></text:p>
      <text:p text:style-name="P4"><text:span text:style-name="Source_20_Text"><text:s text:c="6"/>ON DELETE CASCADE ON UPDATE CASCADE,</text:span></text:p>
      <text:p text:style-name="P4"><text:span text:style-name="Source_20_Text"><text:s text:c="4"/>FOREIGN KEY (empleado_id) REFERENCES empleados(id)</text:span></text:p>
      <text:p text:style-name="P4"><text:span text:style-name="Source_20_Text"><text:s text:c="6"/>ON DELETE SET NULL ON UPDATE CASCADE</text:span></text:p>
      <text:p text:style-name="P4"><text:span text:style-name="Source_20_Text">) ENGINE=InnoDB;</text:span></text:p>
      <text:p text:style-name="P4"/>
      <text:p text:style-name="P4"><text:span text:style-name="Source_20_Text">-- Tabla: Servicios</text:span></text:p>
      <text:p text:style-name="P4"><text:span text:style-name="Source_20_Text">CREATE TABLE servicios (</text:span></text:p>
      <text:p text:style-name="P4"><text:span text:style-name="Source_20_Text"><text:s text:c="4"/>id INT AUTO_INCREMENT PRIMARY KEY,</text:span></text:p>
      <text:p text:style-name="P4"><text:span text:style-name="Source_20_Text"><text:s text:c="4"/>nombre VARCHAR(255) NOT NULL,</text:span></text:p>
      <text:p text:style-name="P4"><text:span text:style-name="Source_20_Text"><text:s text:c="4"/>descripcion TEXT,</text:span></text:p>
      <text:p text:style-name="P4"><text:span text:style-name="Source_20_Text"><text:s text:c="4"/>duracion_estimada INT, <text:s/>-- en minutos</text:span></text:p>
      <text:p text:style-name="P4"><text:span text:style-name="Source_20_Text"><text:s text:c="4"/>costo DECIMAL(10,2),</text:span></text:p>
      <text:p text:style-name="P4"><text:span text:style-name="Source_20_Text"><text:s text:c="4"/>created_at TIMESTAMP DEFAULT CURRENT_TIMESTAMP,</text:span></text:p>
      <text:p text:style-name="P4"><text:span text:style-name="Source_20_Text"><text:s text:c="4"/>updated_at TIMESTAMP DEFAULT CURRENT_TIMESTAMP ON UPDATE CURRENT_TIMESTAMP</text:span></text:p>
      <text:p text:style-name="P4"><text:span text:style-name="Source_20_Text">) ENGINE=InnoDB;</text:span></text:p>
      <text:p text:style-name="P4"/>
      <text:p text:style-name="P4"><text:span text:style-name="Source_20_Text">-- Tabla: Cita_Servicios (tabla intermedia para relación muchos a muchos)</text:span></text:p>
      <text:p text:style-name="P4"><text:span text:style-name="Source_20_Text">CREATE TABLE cita_servicios (</text:span></text:p>
      <text:p text:style-name="P4"><text:span text:style-name="Source_20_Text"><text:s text:c="4"/>cita_id INT NOT NULL,</text:span></text:p>
      <text:p text:style-name="P4"><text:span text:style-name="Source_20_Text"><text:s text:c="4"/>servicio_id INT NOT NULL,</text:span></text:p>
      <text:p text:style-name="P4"><text:span text:style-name="Source_20_Text"><text:s text:c="4"/>tiempo_estimado INT, <text:s/>-- tiempo en minutos para el servicio en esa cita</text:span></text:p>
      <text:p text:style-name="P4"><text:span text:style-name="Source_20_Text"><text:s text:c="4"/>PRIMARY KEY (cita_id, servicio_id),</text:span></text:p>
      <text:p text:style-name="P4"><text:span text:style-name="Source_20_Text"><text:s text:c="4"/>FOREIGN KEY (cita_id) REFERENCES citas(id)</text:span></text:p>
      <text:p text:style-name="P4"><text:span text:style-name="Source_20_Text"><text:s text:c="6"/>ON DELETE CASCADE ON UPDATE CASCADE,</text:span></text:p>
      <text:p text:style-name="P4"><text:span text:style-name="Source_20_Text"><text:s text:c="4"/>FOREIGN KEY (servicio_id) REFERENCES servicios(id)</text:span></text:p>
      <text:p text:style-name="P4"><text:span text:style-name="Source_20_Text"><text:s text:c="6"/>ON DELETE CASCADE ON UPDATE CASCADE</text:span></text:p>
      <text:p text:style-name="P4"><text:span text:style-name="Source_20_Text">) ENGINE=InnoDB;</text:span></text:p>
      <text:p text:style-name="P4"/>
      <text:p text:style-name="P4"><text:span text:style-name="Source_20_Text">-- Inserción de datos de ejemplo</text:span></text:p>
      <text:p text:style-name="P4"/>
      <text:p text:style-name="P4"><text:span text:style-name="Source_20_Text">-- Insertar clientes</text:span></text:p>
      <text:p text:style-name="P4"><text:soft-page-break/><text:span text:style-name="Source_20_Text">INSERT INTO clientes (nombre, telefono, email, direccion) VALUES</text:span></text:p>
      <text:p text:style-name="P4"><text:span text:style-name="Source_20_Text">('Juan Pérez', '555-1234', 'juan@example.com', 'Calle Falsa 123'),</text:span></text:p>
      <text:p text:style-name="P4"><text:span text:style-name="Source_20_Text">('María García', '555-5678', 'maria@example.com', 'Avenida Siempre Viva 742');</text:span></text:p>
      <text:p text:style-name="P4"/>
      <text:p text:style-name="P4"><text:span text:style-name="Source_20_Text">-- Insertar vehículos</text:span></text:p>
      <text:p text:style-name="P4"><text:span text:style-name="Source_20_Text">INSERT INTO vehiculos (cliente_id, tipo, marca, modelo, anio, matricula) VALUES</text:span></text:p>
      <text:p text:style-name="P4"><text:span text:style-name="Source_20_Text">(1, 'car', 'Toyota', 'Corolla', 2018, 'ABC-123'),</text:span></text:p>
      <text:p text:style-name="P4"><text:span text:style-name="Source_20_Text">(1, 'motorcycle', 'Honda', 'CB500', 2020, 'XYZ-987'),</text:span></text:p>
      <text:p text:style-name="P4"><text:span text:style-name="Source_20_Text">(2, 'car', 'BMW', 'Serie 3', 2019, 'DEF-456');</text:span></text:p>
      <text:p text:style-name="P4"/>
      <text:p text:style-name="P4"><text:span text:style-name="Source_20_Text">-- Insertar empleados</text:span></text:p>
      <text:p text:style-name="P4"><text:span text:style-name="Source_20_Text">INSERT INTO empleados (nombre, cargo, telefono, email) VALUES</text:span></text:p>
      <text:p text:style-name="P4"><text:span text:style-name="Source_20_Text">('Carlos López', 'Mecánico Senior', '555-1111', 'carlos@example.com'),</text:span></text:p>
      <text:p text:style-name="P4"><text:span text:style-name="Source_20_Text">('Ana Martínez', 'Técnica', '555-2222', 'ana@example.com');</text:span></text:p>
      <text:p text:style-name="P4"/>
      <text:p text:style-name="P4"><text:span text:style-name="Source_20_Text">-- Insertar citas</text:span></text:p>
      <text:p text:style-name="P4"><text:span text:style-name="Source_20_Text">INSERT INTO citas (cliente_id, vehiculo_id, empleado_id, fecha_cita, estado, observaciones) VALUES</text:span></text:p>
      <text:p text:style-name="P4"><text:span text:style-name="Source_20_Text">(1, 1, 1, '2023-09-01 09:30:00', 'confirmada', 'Cambio de aceite y revisión general'),</text:span></text:p>
      <text:p text:style-name="P4"><text:span text:style-name="Source_20_Text">(1, 2, NULL, '2023-09-02 10:00:00', 'pendiente', 'Revisión de frenos'),</text:span></text:p>
      <text:p text:style-name="P4"><text:span text:style-name="Source_20_Text">(2, 3, 2, '2023-09-03 11:15:00', 'confirmada', 'Diagnóstico completo');</text:span></text:p>
      <text:p text:style-name="P4"/>
      <text:p text:style-name="P4"><text:span text:style-name="Source_20_Text">-- Insertar servicios</text:span></text:p>
      <text:p text:style-name="P4"><text:span text:style-name="Source_20_Text">INSERT INTO servicios (nombre, descripcion, duracion_estimada, costo) VALUES</text:span></text:p>
      <text:p text:style-name="P4"><text:span text:style-name="Source_20_Text">('Cambio de Aceite', 'Reemplazo del aceite del motor y filtro', 30, 50.00),</text:span></text:p>
      <text:p text:style-name="P4"><text:span text:style-name="Source_20_Text">('Revisión de Frenos', 'Inspección y ajuste de frenos', 45, 70.00),</text:span></text:p>
      <text:p text:style-name="P4"><text:span text:style-name="Source_20_Text">('Diagnóstico', 'Análisis completo del vehículo', 60, 90.00);</text:span></text:p>
      <text:p text:style-name="P4"/>
      <text:p text:style-name="P4"><text:span text:style-name="Source_20_Text">-- Asociar servicios a citas (tabla intermedia)</text:span></text:p>
      <text:p text:style-name="P4"><text:span text:style-name="Source_20_Text">INSERT INTO cita_servicios (cita_id, servicio_id, tiempo_estimado) VALUES</text:span></text:p>
      <text:p text:style-name="P4"><text:span text:style-name="Source_20_Text">(1, 1, 30),</text:span></text:p>
      <text:p text:style-name="P4"><text:span text:style-name="Source_20_Text">(1, 2, 45),</text:span></text:p>
      <text:p text:style-name="P4"><text:span text:style-name="Source_20_Text">(2, 2, 45),</text:span></text:p>
      <text:p text:style-name="P5"><text:span text:style-name="Source_20_Text">(3, 3, 60);</text:span></text:p>
      <text:p text:style-name="Horizontal_20_Line"/>
      <text:h text:style-name="Heading_20_2" text:outline-level="2">4. Principios y Buenas Prácticas Aplicados</text:h>
      <text:list text:style-name="L4">
        <text:list-item>
          <text:p text:style-name="P8"><text:span text:style-name="Strong_20_Emphasis">Normalización:</text:span><text:line-break/>El modelo separa la información en entidades bien definidas (clientes, vehículos, citas, servicios, empleados), evitando duplicaciones y facilitando el mantenimiento.</text:p>
        </text:list-item>
        <text:list-item>
          <text:p text:style-name="P8"><text:span text:style-name="Strong_20_Emphasis">Integridad referencial:</text:span><text:line-break/>Se han definido claves foráneas con acciones de borrado y actualización (por ejemplo, ON DELETE CASCADE para eliminar en cascada datos relacionados) para mantener la coherencia de los datos.</text:p>
        </text:list-item>
        <text:list-item>
          <text:p text:style-name="P8"><text:span text:style-name="Strong_20_Emphasis">Tipos de datos adecuados:</text:span><text:line-break/>Se utilizan tipos de datos específicos (como ENUM para estados o tipos de vehículo, TIMESTAMP para fechas de creación y actualización, DECIMAL para montos) que ayudan a preservar la precisión y consistencia.</text:p>
        </text:list-item>
        <text:list-item>
          <text:p text:style-name="P8"><text:span text:style-name="Strong_20_Emphasis">Uso de InnoDB:</text:span><text:line-break/>Todas las tablas utilizan el motor InnoDB, que permite transacciones, bloqueo a nivel de fila y soporte completo de claves foráneas.</text:p>
        </text:list-item>
        <text:list-item>
          <text:p text:style-name="P8"><text:soft-page-break/><text:span text:style-name="Strong_20_Emphasis">Fechas y auditoría:</text:span><text:line-break/>Se incluyen campos <text:span text:style-name="Source_20_Text">created_at</text:span> y <text:span text:style-name="Source_20_Text">updated_at</text:span> en las tablas clave para llevar un seguimiento de la creación y modificación de los registros.</text:p>
        </text:list-item>
        <text:list-item>
          <text:p text:style-name="P8"><text:span text:style-name="Strong_20_Emphasis">Indices y claves primarias:</text:span><text:line-break/>Se definen claves primarias y, a través de las claves foráneas, se asegura el correcto funcionamiento de las relaciones.</text:p>
        </text:list-item>
      </text:list>
      <text:p text:style-name="Horizontal_20_Line"/>
      <text:h text:style-name="Heading_20_2" text:outline-level="2">5. Diagrama ER Visual (Opcional)</text:h>
      <text:p text:style-name="Text_20_body">Si deseas un diagrama visual para documentar el modelo de datos, puedes usar herramientas como MySQL Workbench, dbdiagram.io o Draw.io. A modo de ejemplo, el siguiente es un pseudodiagrama que puedes recrear en alguna de estas herramientas:</text:p>
      <text:p text:style-name="Preformatted_20_Text">yaml</text:p>
      <text:p text:style-name="Preformatted_20_Text">Copiar</text:p>
      <text:p text:style-name="P3"><text:span text:style-name="Source_20_Text">[clientes] </text:span></text:p>
      <text:p text:style-name="P4"><text:span text:style-name="Source_20_Text"><text:s text:c="3"/>PK: id</text:span></text:p>
      <text:p text:style-name="P4"><text:span text:style-name="Source_20_Text"><text:s text:c="3"/>nombre</text:span></text:p>
      <text:p text:style-name="P4"><text:span text:style-name="Source_20_Text"><text:s text:c="3"/>telefono</text:span></text:p>
      <text:p text:style-name="P4"><text:span text:style-name="Source_20_Text"><text:s text:c="3"/>email</text:span></text:p>
      <text:p text:style-name="P4"><text:span text:style-name="Source_20_Text"><text:s text:c="3"/>direccion</text:span></text:p>
      <text:p text:style-name="P4"/>
      <text:p text:style-name="P4"><text:span text:style-name="Source_20_Text">[vehiculos] </text:span></text:p>
      <text:p text:style-name="P4"><text:span text:style-name="Source_20_Text"><text:s text:c="3"/>PK: id</text:span></text:p>
      <text:p text:style-name="P4"><text:span text:style-name="Source_20_Text"><text:s text:c="3"/>FK: cliente_id -&gt; clientes.id</text:span></text:p>
      <text:p text:style-name="P4"><text:span text:style-name="Source_20_Text"><text:s text:c="3"/>tipo (ENUM)</text:span></text:p>
      <text:p text:style-name="P4"><text:span text:style-name="Source_20_Text"><text:s text:c="3"/>marca</text:span></text:p>
      <text:p text:style-name="P4"><text:span text:style-name="Source_20_Text"><text:s text:c="3"/>modelo</text:span></text:p>
      <text:p text:style-name="P4"><text:span text:style-name="Source_20_Text"><text:s text:c="3"/>anio</text:span></text:p>
      <text:p text:style-name="P4"><text:span text:style-name="Source_20_Text"><text:s text:c="3"/>matricula</text:span></text:p>
      <text:p text:style-name="P4"/>
      <text:p text:style-name="P4"><text:span text:style-name="Source_20_Text">[empleados]</text:span></text:p>
      <text:p text:style-name="P4"><text:span text:style-name="Source_20_Text"><text:s text:c="3"/>PK: id</text:span></text:p>
      <text:p text:style-name="P4"><text:span text:style-name="Source_20_Text"><text:s text:c="3"/>nombre</text:span></text:p>
      <text:p text:style-name="P4"><text:span text:style-name="Source_20_Text"><text:s text:c="3"/>cargo</text:span></text:p>
      <text:p text:style-name="P4"><text:span text:style-name="Source_20_Text"><text:s text:c="3"/>telefono</text:span></text:p>
      <text:p text:style-name="P4"><text:span text:style-name="Source_20_Text"><text:s text:c="3"/>email</text:span></text:p>
      <text:p text:style-name="P4"/>
      <text:p text:style-name="P4"><text:span text:style-name="Source_20_Text">[citas]</text:span></text:p>
      <text:p text:style-name="P4"><text:span text:style-name="Source_20_Text"><text:s text:c="3"/>PK: id</text:span></text:p>
      <text:p text:style-name="P4"><text:span text:style-name="Source_20_Text"><text:s text:c="3"/>FK: cliente_id -&gt; clientes.id</text:span></text:p>
      <text:p text:style-name="P4"><text:span text:style-name="Source_20_Text"><text:s text:c="3"/>FK: vehiculo_id -&gt; vehiculos.id</text:span></text:p>
      <text:p text:style-name="P4"><text:span text:style-name="Source_20_Text"><text:s text:c="3"/>FK: empleado_id -&gt; empleados.id</text:span></text:p>
      <text:p text:style-name="P4"><text:span text:style-name="Source_20_Text"><text:s text:c="3"/>fecha_cita</text:span></text:p>
      <text:p text:style-name="P4"><text:span text:style-name="Source_20_Text"><text:s text:c="3"/>estado (ENUM)</text:span></text:p>
      <text:p text:style-name="P4"><text:span text:style-name="Source_20_Text"><text:s text:c="3"/>observaciones</text:span></text:p>
      <text:p text:style-name="P4"/>
      <text:p text:style-name="P4"><text:span text:style-name="Source_20_Text">[servicios]</text:span></text:p>
      <text:p text:style-name="P4"><text:span text:style-name="Source_20_Text"><text:s text:c="3"/>PK: id</text:span></text:p>
      <text:p text:style-name="P4"><text:span text:style-name="Source_20_Text"><text:s text:c="3"/>nombre</text:span></text:p>
      <text:p text:style-name="P4"><text:span text:style-name="Source_20_Text"><text:s text:c="3"/>descripcion</text:span></text:p>
      <text:p text:style-name="P4"><text:span text:style-name="Source_20_Text"><text:s text:c="3"/>duracion_estimada</text:span></text:p>
      <text:p text:style-name="P4"><text:span text:style-name="Source_20_Text"><text:s text:c="3"/>costo</text:span></text:p>
      <text:p text:style-name="P4"/>
      <text:p text:style-name="P4"><text:span text:style-name="Source_20_Text">[cita_servicios]</text:span></text:p>
      <text:p text:style-name="P4"><text:span text:style-name="Source_20_Text"><text:s text:c="3"/>PK: (cita_id, servicio_id)</text:span></text:p>
      <text:p text:style-name="P4"><text:span text:style-name="Source_20_Text"><text:s text:c="3"/>FK: cita_id -&gt; citas.id</text:span></text:p>
      <text:p text:style-name="P4"><text:soft-page-break/><text:span text:style-name="Source_20_Text"><text:s text:c="3"/>FK: servicio_id -&gt; servicios.id</text:span></text:p>
      <text:p text:style-name="P5"><text:span text:style-name="Source_20_Text"><text:s text:c="3"/>tiempo_estimado</text:span></text:p>
      <text:p text:style-name="Text_20_body">Este diagrama muestra las relaciones principales y las claves utilizada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NUEVO MODELO</text:p>
      <text:p text:style-name="P9"/>
      <text:p text:style-name="P10" loext:marker-style-name="T1"/>
      <text:p text:style-name="P11" loext:marker-style-name="T1"><text:span text:style-name="T2">-- Script de creación de base de datos para el sistema de gestión de taller</text:span><text:span text:style-name="T2"/></text:p>
      <text:p text:style-name="P12" loext:marker-style-name="T1"/>
      <text:p text:style-name="P11" loext:marker-style-name="T1"><text:span text:style-name="T2">-- Eliminar tablas si existen para evitar conflictos</text:span><text:span text:style-name="T2"/></text:p>
      <text:p text:style-name="P11" loext:marker-style-name="T1"><text:span text:style-name="T3">DROP</text:span><text:span text:style-name="T4"> </text:span><text:span text:style-name="T3">TABLE</text:span><text:span text:style-name="T4"> </text:span><text:span text:style-name="T3">IF</text:span><text:span text:style-name="T4"> </text:span><text:span text:style-name="T3">EXISTS</text:span><text:span text:style-name="T4"> cita_empleados</text:span><text:span text:style-name="T5">;</text:span></text:p>
      <text:p text:style-name="P11" loext:marker-style-name="T1"><text:span text:style-name="T3">DROP</text:span><text:span text:style-name="T4"> </text:span><text:span text:style-name="T3">TABLE</text:span><text:span text:style-name="T4"> </text:span><text:span text:style-name="T3">IF</text:span><text:span text:style-name="T4"> </text:span><text:span text:style-name="T3">EXISTS</text:span><text:span text:style-name="T4"> cita_servicios</text:span><text:span text:style-name="T5">;</text:span></text:p>
      <text:p text:style-name="P11" loext:marker-style-name="T1"><text:span text:style-name="T3">DROP</text:span><text:span text:style-name="T4"> </text:span><text:span text:style-name="T3">TABLE</text:span><text:span text:style-name="T4"> </text:span><text:span text:style-name="T3">IF</text:span><text:span text:style-name="T4"> </text:span><text:span text:style-name="T3">EXISTS</text:span><text:span text:style-name="T4"> citas</text:span><text:span text:style-name="T5">;</text:span></text:p>
      <text:p text:style-name="P11" loext:marker-style-name="T1"><text:span text:style-name="T3">DROP</text:span><text:span text:style-name="T4"> </text:span><text:span text:style-name="T3">TABLE</text:span><text:span text:style-name="T4"> </text:span><text:span text:style-name="T3">IF</text:span><text:span text:style-name="T4"> </text:span><text:span text:style-name="T3">EXISTS</text:span><text:span text:style-name="T4"> vehiculos</text:span><text:span text:style-name="T5">;</text:span></text:p>
      <text:p text:style-name="P11" loext:marker-style-name="T1"><text:span text:style-name="T3">DROP</text:span><text:span text:style-name="T4"> </text:span><text:span text:style-name="T3">TABLE</text:span><text:span text:style-name="T4"> </text:span><text:span text:style-name="T3">IF</text:span><text:span text:style-name="T4"> </text:span><text:span text:style-name="T3">EXISTS</text:span><text:span text:style-name="T4"> servicios</text:span><text:span text:style-name="T5">;</text:span></text:p>
      <text:p text:style-name="P11" loext:marker-style-name="T1"><text:span text:style-name="T3">DROP</text:span><text:span text:style-name="T4"> </text:span><text:span text:style-name="T3">TABLE</text:span><text:span text:style-name="T4"> </text:span><text:span text:style-name="T3">IF</text:span><text:span text:style-name="T4"> </text:span><text:span text:style-name="T3">EXISTS</text:span><text:span text:style-name="T4"> empleados</text:span><text:span text:style-name="T5">;</text:span></text:p>
      <text:p text:style-name="P11" loext:marker-style-name="T1"><text:span text:style-name="T3">DROP</text:span><text:span text:style-name="T4"> </text:span><text:span text:style-name="T3">TABLE</text:span><text:span text:style-name="T4"> </text:span><text:span text:style-name="T3">IF</text:span><text:span text:style-name="T4"> </text:span><text:span text:style-name="T3">EXISTS</text:span><text:span text:style-name="T4"> clientes</text:span><text:span text:style-name="T5">;</text:span></text:p>
      <text:p text:style-name="P12" loext:marker-style-name="T1"/>
      <text:p text:style-name="P11" loext:marker-style-name="T1"><text:span text:style-name="T2">-- Crear tabla de clientes</text:span><text:span text:style-name="T2"/></text:p>
      <text:p text:style-name="P11" loext:marker-style-name="T1"><text:span text:style-name="T3">CREATE</text:span><text:span text:style-name="T4"> </text:span><text:span text:style-name="T3">TABLE</text:span><text:span text:style-name="T4"> clientes (</text:span></text:p>
      <text:p text:style-name="P11" loext:marker-style-name="T1"><text:span text:style-name="T4"><text:s text:c="4"/>id </text:span><text:span text:style-name="T6">INT</text:span><text:span text:style-name="T4"> </text:span><text:span text:style-name="T3">AUTO_INCREMENT</text:span><text:span text:style-name="T4"> </text:span><text:span text:style-name="T3">PRIMARY</text:span><text:span text:style-name="T4"> </text:span><text:span text:style-name="T3">KEY</text:span><text:span text:style-name="T4">,</text:span></text:p>
      <text:p text:style-name="P11" loext:marker-style-name="T1"><text:span text:style-name="T4"><text:s text:c="4"/>nombre </text:span><text:span text:style-name="T6">VARCHAR</text:span><text:span text:style-name="T4">(</text:span><text:span text:style-name="T7">255</text:span><text:span text:style-name="T4">)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telefono </text:span><text:span text:style-name="T6">VARCHAR</text:span><text:span text:style-name="T4">(</text:span><text:span text:style-name="T7">50</text:span><text:span text:style-name="T4">),</text:span></text:p>
      <text:p text:style-name="P11" loext:marker-style-name="T1"><text:span text:style-name="T4"><text:s text:c="4"/>email </text:span><text:span text:style-name="T6">VARCHAR</text:span><text:span text:style-name="T4">(</text:span><text:span text:style-name="T7">255</text:span><text:span text:style-name="T4">),</text:span></text:p>
      <text:p text:style-name="P11" loext:marker-style-name="T1"><text:span text:style-name="T4"><text:s text:c="4"/>direccion </text:span><text:span text:style-name="T6">VARCHAR</text:span><text:span text:style-name="T4">(</text:span><text:span text:style-name="T7">500</text:span><text:span text:style-name="T4">),</text:span></text:p>
      <text:p text:style-name="P11" loext:marker-style-name="T1"><text:span text:style-name="T4"><text:s text:c="4"/>created_at </text:span><text:span text:style-name="T6">DATETIME</text:span><text:span text:style-name="T4"> </text:span><text:span text:style-name="T3">NOT</text:span><text:span text:style-name="T4"> </text:span><text:span text:style-name="T3">NULL</text:span><text:span text:style-name="T4"> </text:span><text:span text:style-name="T3">DEFAULT</text:span><text:span text:style-name="T4"> </text:span><text:span text:style-name="T6">CURRENT_TIMESTAMP</text:span><text:span text:style-name="T4">,</text:span></text:p>
      <text:p text:style-name="P11" loext:marker-style-name="T1"><text:span text:style-name="T4"><text:s text:c="4"/>updated_at </text:span><text:span text:style-name="T6">DATETIME</text:span><text:span text:style-name="T4"> </text:span><text:span text:style-name="T3">NOT</text:span><text:span text:style-name="T4"> </text:span><text:span text:style-name="T3">NULL</text:span><text:span text:style-name="T4"> </text:span><text:span text:style-name="T3">DEFAULT</text:span><text:span text:style-name="T4"> </text:span><text:span text:style-name="T6">CURRENT_TIMESTAMP</text:span><text:span text:style-name="T4"> </text:span><text:span text:style-name="T3">ON</text:span><text:span text:style-name="T4"> </text:span><text:span text:style-name="T3">UPDATE</text:span><text:span text:style-name="T4"> </text:span><text:span text:style-name="T6">CURRENT_TIMESTAMP</text:span></text:p>
      <text:p text:style-name="P11" loext:marker-style-name="T1"><text:span text:style-name="T4">) </text:span><text:span text:style-name="T3">ENGINE</text:span><text:span text:style-name="T4">=InnoDB </text:span><text:span text:style-name="T3">DEFAULT</text:span><text:span text:style-name="T4"> CHARSET=utf8mb4 </text:span><text:span text:style-name="T3">COLLATE</text:span><text:span text:style-name="T4">=utf8mb4_unicode_ci</text:span><text:span text:style-name="T5">;</text:span></text:p>
      <text:p text:style-name="P12" loext:marker-style-name="T1"/>
      <text:p text:style-name="P11" loext:marker-style-name="T1"><text:span text:style-name="T2">-- Crear tabla de empleados</text:span><text:span text:style-name="T2"/></text:p>
      <text:p text:style-name="P11" loext:marker-style-name="T1"><text:span text:style-name="T3">CREATE</text:span><text:span text:style-name="T4"> </text:span><text:span text:style-name="T3">TABLE</text:span><text:span text:style-name="T4"> empleados (</text:span></text:p>
      <text:p text:style-name="P11" loext:marker-style-name="T1"><text:span text:style-name="T4"><text:s text:c="4"/>id </text:span><text:span text:style-name="T6">INT</text:span><text:span text:style-name="T4"> </text:span><text:span text:style-name="T3">AUTO_INCREMENT</text:span><text:span text:style-name="T4"> </text:span><text:span text:style-name="T3">PRIMARY</text:span><text:span text:style-name="T4"> </text:span><text:span text:style-name="T3">KEY</text:span><text:span text:style-name="T4">,</text:span></text:p>
      <text:p text:style-name="P11" loext:marker-style-name="T1"><text:span text:style-name="T4"><text:s text:c="4"/>nombre </text:span><text:span text:style-name="T6">VARCHAR</text:span><text:span text:style-name="T4">(</text:span><text:span text:style-name="T7">255</text:span><text:span text:style-name="T4">)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cargo </text:span><text:span text:style-name="T6">VARCHAR</text:span><text:span text:style-name="T4">(</text:span><text:span text:style-name="T7">100</text:span><text:span text:style-name="T4">),</text:span></text:p>
      <text:p text:style-name="P11" loext:marker-style-name="T1"><text:span text:style-name="T4"><text:s text:c="4"/>telefono </text:span><text:span text:style-name="T6">VARCHAR</text:span><text:span text:style-name="T4">(</text:span><text:span text:style-name="T7">50</text:span><text:span text:style-name="T4">),</text:span></text:p>
      <text:p text:style-name="P11" loext:marker-style-name="T1"><text:span text:style-name="T4"><text:s text:c="4"/>email </text:span><text:span text:style-name="T6">VARCHAR</text:span><text:span text:style-name="T4">(</text:span><text:span text:style-name="T7">255</text:span><text:span text:style-name="T4">),</text:span></text:p>
      <text:p text:style-name="P11" loext:marker-style-name="T1"><text:span text:style-name="T4"><text:s text:c="4"/>created_at </text:span><text:span text:style-name="T6">DATETIME</text:span><text:span text:style-name="T4"> </text:span><text:span text:style-name="T3">NOT</text:span><text:span text:style-name="T4"> </text:span><text:span text:style-name="T3">NULL</text:span><text:span text:style-name="T4"> </text:span><text:span text:style-name="T3">DEFAULT</text:span><text:span text:style-name="T4"> </text:span><text:span text:style-name="T6">CURRENT_TIMESTAMP</text:span><text:span text:style-name="T4">,</text:span></text:p>
      <text:p text:style-name="P11" loext:marker-style-name="T1"><text:span text:style-name="T4"><text:s text:c="4"/>updated_at </text:span><text:span text:style-name="T6">DATETIME</text:span><text:span text:style-name="T4"> </text:span><text:span text:style-name="T3">NOT</text:span><text:span text:style-name="T4"> </text:span><text:span text:style-name="T3">NULL</text:span><text:span text:style-name="T4"> </text:span><text:span text:style-name="T3">DEFAULT</text:span><text:span text:style-name="T4"> </text:span><text:span text:style-name="T6">CURRENT_TIMESTAMP</text:span><text:span text:style-name="T4"> </text:span><text:span text:style-name="T3">ON</text:span><text:span text:style-name="T4"> </text:span><text:span text:style-name="T3">UPDATE</text:span><text:span text:style-name="T4"> </text:span><text:span text:style-name="T6">CURRENT_TIMESTAMP</text:span></text:p>
      <text:p text:style-name="P11" loext:marker-style-name="T1"><text:span text:style-name="T4">) </text:span><text:span text:style-name="T3">ENGINE</text:span><text:span text:style-name="T4">=InnoDB </text:span><text:span text:style-name="T3">DEFAULT</text:span><text:span text:style-name="T4"> CHARSET=utf8mb4 </text:span><text:span text:style-name="T3">COLLATE</text:span><text:span text:style-name="T4">=utf8mb4_unicode_ci</text:span><text:span text:style-name="T5">;</text:span></text:p>
      <text:p text:style-name="P12" loext:marker-style-name="T1"/>
      <text:p text:style-name="P11" loext:marker-style-name="T1"><text:span text:style-name="T2">-- Crear tabla de servicios</text:span><text:span text:style-name="T2"/></text:p>
      <text:p text:style-name="P11" loext:marker-style-name="T1"><text:span text:style-name="T3">CREATE</text:span><text:span text:style-name="T4"> </text:span><text:span text:style-name="T3">TABLE</text:span><text:span text:style-name="T4"> servicios (</text:span></text:p>
      <text:p text:style-name="P11" loext:marker-style-name="T1"><text:span text:style-name="T4"><text:s text:c="4"/>id </text:span><text:span text:style-name="T6">INT</text:span><text:span text:style-name="T4"> </text:span><text:span text:style-name="T3">AUTO_INCREMENT</text:span><text:span text:style-name="T4"> </text:span><text:span text:style-name="T3">PRIMARY</text:span><text:span text:style-name="T4"> </text:span><text:span text:style-name="T3">KEY</text:span><text:span text:style-name="T4">,</text:span></text:p>
      <text:p text:style-name="P11" loext:marker-style-name="T1"><text:span text:style-name="T4"><text:s text:c="4"/>nombre </text:span><text:span text:style-name="T6">VARCHAR</text:span><text:span text:style-name="T4">(</text:span><text:span text:style-name="T7">255</text:span><text:span text:style-name="T4">)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descripcion </text:span><text:span text:style-name="T6">TEXT</text:span><text:span text:style-name="T4">,</text:span></text:p>
      <text:p text:style-name="P11" loext:marker-style-name="T1"><text:span text:style-name="T4"><text:s text:c="4"/>duracion_estimada </text:span><text:span text:style-name="T6">INT</text:span><text:span text:style-name="T4">,</text:span></text:p>
      <text:p text:style-name="P11" loext:marker-style-name="T1"><text:span text:style-name="T4"><text:s text:c="4"/>costo </text:span><text:span text:style-name="T6">DECIMAL</text:span><text:span text:style-name="T4">(</text:span><text:span text:style-name="T7">10</text:span><text:span text:style-name="T4">, </text:span><text:span text:style-name="T7">2</text:span><text:span text:style-name="T4">),</text:span></text:p>
      <text:p text:style-name="P11" loext:marker-style-name="T1"><text:span text:style-name="T4"><text:s text:c="4"/>created_at </text:span><text:span text:style-name="T6">DATETIME</text:span><text:span text:style-name="T4"> </text:span><text:span text:style-name="T3">NOT</text:span><text:span text:style-name="T4"> </text:span><text:span text:style-name="T3">NULL</text:span><text:span text:style-name="T4"> </text:span><text:span text:style-name="T3">DEFAULT</text:span><text:span text:style-name="T4"> </text:span><text:span text:style-name="T6">CURRENT_TIMESTAMP</text:span><text:span text:style-name="T4">,</text:span></text:p>
      <text:p text:style-name="P11" loext:marker-style-name="T1"><text:span text:style-name="T4"><text:s text:c="4"/>updated_at </text:span><text:span text:style-name="T6">DATETIME</text:span><text:span text:style-name="T4"> </text:span><text:span text:style-name="T3">NOT</text:span><text:span text:style-name="T4"> </text:span><text:span text:style-name="T3">NULL</text:span><text:span text:style-name="T4"> </text:span><text:span text:style-name="T3">DEFAULT</text:span><text:span text:style-name="T4"> </text:span><text:span text:style-name="T6">CURRENT_TIMESTAMP</text:span><text:span text:style-name="T4"> </text:span><text:span text:style-name="T3">ON</text:span><text:span text:style-name="T4"> </text:span><text:span text:style-name="T3">UPDATE</text:span><text:span text:style-name="T4"> </text:span><text:span text:style-name="T6">CURRENT_TIMESTAMP</text:span></text:p>
      <text:p text:style-name="P11" loext:marker-style-name="T1"><text:soft-page-break/><text:span text:style-name="T4">) </text:span><text:span text:style-name="T3">ENGINE</text:span><text:span text:style-name="T4">=InnoDB </text:span><text:span text:style-name="T3">DEFAULT</text:span><text:span text:style-name="T4"> CHARSET=utf8mb4 </text:span><text:span text:style-name="T3">COLLATE</text:span><text:span text:style-name="T4">=utf8mb4_unicode_ci</text:span><text:span text:style-name="T5">;</text:span></text:p>
      <text:p text:style-name="P12" loext:marker-style-name="T1"/>
      <text:p text:style-name="P11" loext:marker-style-name="T1"><text:span text:style-name="T2">-- Crear tabla de vehículos</text:span><text:span text:style-name="T2"/></text:p>
      <text:p text:style-name="P11" loext:marker-style-name="T1"><text:span text:style-name="T3">CREATE</text:span><text:span text:style-name="T4"> </text:span><text:span text:style-name="T3">TABLE</text:span><text:span text:style-name="T4"> vehiculos (</text:span></text:p>
      <text:p text:style-name="P11" loext:marker-style-name="T1"><text:span text:style-name="T4"><text:s text:c="4"/>id </text:span><text:span text:style-name="T6">INT</text:span><text:span text:style-name="T4"> </text:span><text:span text:style-name="T3">AUTO_INCREMENT</text:span><text:span text:style-name="T4"> </text:span><text:span text:style-name="T3">PRIMARY</text:span><text:span text:style-name="T4"> </text:span><text:span text:style-name="T3">KEY</text:span><text:span text:style-name="T4">,</text:span></text:p>
      <text:p text:style-name="P11" loext:marker-style-name="T1"><text:span text:style-name="T4"><text:s text:c="4"/>cliente_id </text:span><text:span text:style-name="T6">INT</text:span><text:span text:style-name="T4">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tipo </text:span><text:span text:style-name="T6">ENUM</text:span><text:span text:style-name="T4">(</text:span><text:span text:style-name="T8">'car'</text:span><text:span text:style-name="T4">, </text:span><text:span text:style-name="T8">'motorcycle'</text:span><text:span text:style-name="T4">, </text:span><text:span text:style-name="T8">'truck'</text:span><text:span text:style-name="T4">)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marca </text:span><text:span text:style-name="T6">VARCHAR</text:span><text:span text:style-name="T4">(</text:span><text:span text:style-name="T7">100</text:span><text:span text:style-name="T4">)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modelo </text:span><text:span text:style-name="T6">VARCHAR</text:span><text:span text:style-name="T4">(</text:span><text:span text:style-name="T7">100</text:span><text:span text:style-name="T4">)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anio </text:span><text:span text:style-name="T6">INT</text:span><text:span text:style-name="T4">,</text:span></text:p>
      <text:p text:style-name="P11" loext:marker-style-name="T1"><text:span text:style-name="T4"><text:s text:c="4"/>matricula </text:span><text:span text:style-name="T6">VARCHAR</text:span><text:span text:style-name="T4">(</text:span><text:span text:style-name="T7">50</text:span><text:span text:style-name="T4">),</text:span></text:p>
      <text:p text:style-name="P11" loext:marker-style-name="T1"><text:span text:style-name="T4"><text:s text:c="4"/>created_at </text:span><text:span text:style-name="T6">DATETIME</text:span><text:span text:style-name="T4"> </text:span><text:span text:style-name="T3">NOT</text:span><text:span text:style-name="T4"> </text:span><text:span text:style-name="T3">NULL</text:span><text:span text:style-name="T4"> </text:span><text:span text:style-name="T3">DEFAULT</text:span><text:span text:style-name="T4"> </text:span><text:span text:style-name="T6">CURRENT_TIMESTAMP</text:span><text:span text:style-name="T4">,</text:span></text:p>
      <text:p text:style-name="P11" loext:marker-style-name="T1"><text:span text:style-name="T4"><text:s text:c="4"/>updated_at </text:span><text:span text:style-name="T6">DATETIME</text:span><text:span text:style-name="T4"> </text:span><text:span text:style-name="T3">NOT</text:span><text:span text:style-name="T4"> </text:span><text:span text:style-name="T3">NULL</text:span><text:span text:style-name="T4"> </text:span><text:span text:style-name="T3">DEFAULT</text:span><text:span text:style-name="T4"> </text:span><text:span text:style-name="T6">CURRENT_TIMESTAMP</text:span><text:span text:style-name="T4"> </text:span><text:span text:style-name="T3">ON</text:span><text:span text:style-name="T4"> </text:span><text:span text:style-name="T3">UPDATE</text:span><text:span text:style-name="T4"> </text:span><text:span text:style-name="T6">CURRENT_TIMESTAMP</text:span><text:span text:style-name="T4">,</text:span></text:p>
      <text:p text:style-name="P11" loext:marker-style-name="T1"><text:span text:style-name="T4"><text:s text:c="4"/></text:span><text:span text:style-name="T3">FOREIGN</text:span><text:span text:style-name="T4"> </text:span><text:span text:style-name="T3">KEY</text:span><text:span text:style-name="T4"> (cliente_id) </text:span><text:span text:style-name="T3">REFERENCES</text:span><text:span text:style-name="T4"> clientes(id)</text:span></text:p>
      <text:p text:style-name="P11" loext:marker-style-name="T1"><text:span text:style-name="T4">) </text:span><text:span text:style-name="T3">ENGINE</text:span><text:span text:style-name="T4">=InnoDB </text:span><text:span text:style-name="T3">DEFAULT</text:span><text:span text:style-name="T4"> CHARSET=utf8mb4 </text:span><text:span text:style-name="T3">COLLATE</text:span><text:span text:style-name="T4">=utf8mb4_unicode_ci</text:span><text:span text:style-name="T5">;</text:span></text:p>
      <text:p text:style-name="P12" loext:marker-style-name="T1"/>
      <text:p text:style-name="P11" loext:marker-style-name="T1"><text:span text:style-name="T2">-- Crear tabla de citas</text:span><text:span text:style-name="T2"/></text:p>
      <text:p text:style-name="P11" loext:marker-style-name="T1"><text:span text:style-name="T3">CREATE</text:span><text:span text:style-name="T4"> </text:span><text:span text:style-name="T3">TABLE</text:span><text:span text:style-name="T4"> citas (</text:span></text:p>
      <text:p text:style-name="P11" loext:marker-style-name="T1"><text:span text:style-name="T4"><text:s text:c="4"/>id </text:span><text:span text:style-name="T6">INT</text:span><text:span text:style-name="T4"> </text:span><text:span text:style-name="T3">AUTO_INCREMENT</text:span><text:span text:style-name="T4"> </text:span><text:span text:style-name="T3">PRIMARY</text:span><text:span text:style-name="T4"> </text:span><text:span text:style-name="T3">KEY</text:span><text:span text:style-name="T4">,</text:span></text:p>
      <text:p text:style-name="P11" loext:marker-style-name="T1"><text:span text:style-name="T4"><text:s text:c="4"/>cliente_id </text:span><text:span text:style-name="T6">INT</text:span><text:span text:style-name="T4">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vehiculo_id </text:span><text:span text:style-name="T6">INT</text:span><text:span text:style-name="T4">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fecha_cita </text:span><text:span text:style-name="T6">DATETIME</text:span><text:span text:style-name="T4">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estado </text:span><text:span text:style-name="T6">ENUM</text:span><text:span text:style-name="T4">(</text:span><text:span text:style-name="T8">'pendiente'</text:span><text:span text:style-name="T4">, </text:span><text:span text:style-name="T8">'confirmada'</text:span><text:span text:style-name="T4">, </text:span><text:span text:style-name="T8">'completada'</text:span><text:span text:style-name="T4">, </text:span><text:span text:style-name="T8">'cancelada'</text:span><text:span text:style-name="T4">) </text:span><text:span text:style-name="T3">NOT</text:span><text:span text:style-name="T4"> </text:span><text:span text:style-name="T3">NULL</text:span><text:span text:style-name="T4"> </text:span><text:span text:style-name="T3">DEFAULT</text:span><text:span text:style-name="T4"> </text:span><text:span text:style-name="T8">'pendiente'</text:span><text:span text:style-name="T4">,</text:span></text:p>
      <text:p text:style-name="P11" loext:marker-style-name="T1"><text:span text:style-name="T4"><text:s text:c="4"/>observaciones </text:span><text:span text:style-name="T6">TEXT</text:span><text:span text:style-name="T4">,</text:span></text:p>
      <text:p text:style-name="P11" loext:marker-style-name="T1"><text:span text:style-name="T4"><text:s text:c="4"/>created_at </text:span><text:span text:style-name="T6">DATETIME</text:span><text:span text:style-name="T4"> </text:span><text:span text:style-name="T3">NOT</text:span><text:span text:style-name="T4"> </text:span><text:span text:style-name="T3">NULL</text:span><text:span text:style-name="T4"> </text:span><text:span text:style-name="T3">DEFAULT</text:span><text:span text:style-name="T4"> </text:span><text:span text:style-name="T6">CURRENT_TIMESTAMP</text:span><text:span text:style-name="T4">,</text:span></text:p>
      <text:p text:style-name="P11" loext:marker-style-name="T1"><text:span text:style-name="T4"><text:s text:c="4"/>updated_at </text:span><text:span text:style-name="T6">DATETIME</text:span><text:span text:style-name="T4"> </text:span><text:span text:style-name="T3">NOT</text:span><text:span text:style-name="T4"> </text:span><text:span text:style-name="T3">NULL</text:span><text:span text:style-name="T4"> </text:span><text:span text:style-name="T3">DEFAULT</text:span><text:span text:style-name="T4"> </text:span><text:span text:style-name="T6">CURRENT_TIMESTAMP</text:span><text:span text:style-name="T4"> </text:span><text:span text:style-name="T3">ON</text:span><text:span text:style-name="T4"> </text:span><text:span text:style-name="T3">UPDATE</text:span><text:span text:style-name="T4"> </text:span><text:span text:style-name="T6">CURRENT_TIMESTAMP</text:span><text:span text:style-name="T4">,</text:span></text:p>
      <text:p text:style-name="P11" loext:marker-style-name="T1"><text:span text:style-name="T4"><text:s text:c="4"/></text:span><text:span text:style-name="T3">FOREIGN</text:span><text:span text:style-name="T4"> </text:span><text:span text:style-name="T3">KEY</text:span><text:span text:style-name="T4"> (cliente_id) </text:span><text:span text:style-name="T3">REFERENCES</text:span><text:span text:style-name="T4"> clientes(id),</text:span></text:p>
      <text:p text:style-name="P11" loext:marker-style-name="T1"><text:span text:style-name="T4"><text:s text:c="4"/></text:span><text:span text:style-name="T3">FOREIGN</text:span><text:span text:style-name="T4"> </text:span><text:span text:style-name="T3">KEY</text:span><text:span text:style-name="T4"> (vehiculo_id) </text:span><text:span text:style-name="T3">REFERENCES</text:span><text:span text:style-name="T4"> vehiculos(id)</text:span></text:p>
      <text:p text:style-name="P11" loext:marker-style-name="T1"><text:span text:style-name="T4">) </text:span><text:span text:style-name="T3">ENGINE</text:span><text:span text:style-name="T4">=InnoDB </text:span><text:span text:style-name="T3">DEFAULT</text:span><text:span text:style-name="T4"> CHARSET=utf8mb4 </text:span><text:span text:style-name="T3">COLLATE</text:span><text:span text:style-name="T4">=utf8mb4_unicode_ci</text:span><text:span text:style-name="T5">;</text:span></text:p>
      <text:p text:style-name="P12" loext:marker-style-name="T1"/>
      <text:p text:style-name="P11" loext:marker-style-name="T1"><text:span text:style-name="T2">-- Tabla intermedia cita_empleados</text:span><text:span text:style-name="T2"/></text:p>
      <text:p text:style-name="P11" loext:marker-style-name="T1"><text:span text:style-name="T3">CREATE</text:span><text:span text:style-name="T4"> </text:span><text:span text:style-name="T3">TABLE</text:span><text:span text:style-name="T4"> cita_empleados (</text:span></text:p>
      <text:p text:style-name="P11" loext:marker-style-name="T1"><text:span text:style-name="T4"><text:s text:c="4"/>cita_id </text:span><text:span text:style-name="T6">INT</text:span><text:span text:style-name="T4">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empleado_id </text:span><text:span text:style-name="T6">INT</text:span><text:span text:style-name="T4">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</text:span><text:span text:style-name="T3">PRIMARY</text:span><text:span text:style-name="T4"> </text:span><text:span text:style-name="T3">KEY</text:span><text:span text:style-name="T4"> (cita_id, empleado_id),</text:span></text:p>
      <text:p text:style-name="P11" loext:marker-style-name="T1"><text:span text:style-name="T4"><text:s text:c="4"/></text:span><text:span text:style-name="T3">FOREIGN</text:span><text:span text:style-name="T4"> </text:span><text:span text:style-name="T3">KEY</text:span><text:span text:style-name="T4"> (cita_id) </text:span><text:span text:style-name="T3">REFERENCES</text:span><text:span text:style-name="T4"> citas(id) </text:span><text:span text:style-name="T3">ON</text:span><text:span text:style-name="T4"> </text:span><text:span text:style-name="T3">DELETE</text:span><text:span text:style-name="T4"> </text:span><text:span text:style-name="T3">CASCADE</text:span><text:span text:style-name="T4">,</text:span></text:p>
      <text:p text:style-name="P11" loext:marker-style-name="T1"><text:span text:style-name="T4"><text:s text:c="4"/></text:span><text:span text:style-name="T3">FOREIGN</text:span><text:span text:style-name="T4"> </text:span><text:span text:style-name="T3">KEY</text:span><text:span text:style-name="T4"> (empleado_id) </text:span><text:span text:style-name="T3">REFERENCES</text:span><text:span text:style-name="T4"> empleados(id) </text:span><text:span text:style-name="T3">ON</text:span><text:span text:style-name="T4"> </text:span><text:span text:style-name="T3">DELETE</text:span><text:span text:style-name="T4"> </text:span><text:span text:style-name="T3">CASCADE</text:span></text:p>
      <text:p text:style-name="P11" loext:marker-style-name="T1"><text:span text:style-name="T4">) </text:span><text:span text:style-name="T3">ENGINE</text:span><text:span text:style-name="T4">=InnoDB </text:span><text:span text:style-name="T3">DEFAULT</text:span><text:span text:style-name="T4"> CHARSET=utf8mb4 </text:span><text:span text:style-name="T3">COLLATE</text:span><text:span text:style-name="T4">=utf8mb4_unicode_ci</text:span><text:span text:style-name="T5">;</text:span></text:p>
      <text:p text:style-name="P12" loext:marker-style-name="T1"/>
      <text:p text:style-name="P11" loext:marker-style-name="T1"><text:span text:style-name="T2">-- Tabla intermedia cita_servicios</text:span><text:span text:style-name="T2"/></text:p>
      <text:p text:style-name="P11" loext:marker-style-name="T1"><text:span text:style-name="T3">CREATE</text:span><text:span text:style-name="T4"> </text:span><text:span text:style-name="T3">TABLE</text:span><text:span text:style-name="T4"> cita_servicios (</text:span></text:p>
      <text:p text:style-name="P11" loext:marker-style-name="T1"><text:span text:style-name="T4"><text:s text:c="4"/>cita_id </text:span><text:span text:style-name="T6">INT</text:span><text:span text:style-name="T4">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servicio_id </text:span><text:span text:style-name="T6">INT</text:span><text:span text:style-name="T4"> </text:span><text:span text:style-name="T3">NOT</text:span><text:span text:style-name="T4"> </text:span><text:span text:style-name="T3">NULL</text:span><text:span text:style-name="T4">,</text:span></text:p>
      <text:p text:style-name="P11" loext:marker-style-name="T1"><text:span text:style-name="T4"><text:s text:c="4"/>tiempo_estimado </text:span><text:span text:style-name="T6">INT</text:span><text:span text:style-name="T4">,</text:span></text:p>
      <text:p text:style-name="P11" loext:marker-style-name="T1"><text:span text:style-name="T4"><text:s text:c="4"/></text:span><text:span text:style-name="T3">PRIMARY</text:span><text:span text:style-name="T4"> </text:span><text:span text:style-name="T3">KEY</text:span><text:span text:style-name="T4"> (cita_id, servicio_id),</text:span></text:p>
      <text:p text:style-name="P11" loext:marker-style-name="T1"><text:span text:style-name="T4"><text:s text:c="4"/></text:span><text:span text:style-name="T3">FOREIGN</text:span><text:span text:style-name="T4"> </text:span><text:span text:style-name="T3">KEY</text:span><text:span text:style-name="T4"> (cita_id) </text:span><text:span text:style-name="T3">REFERENCES</text:span><text:span text:style-name="T4"> citas(id) </text:span><text:span text:style-name="T3">ON</text:span><text:span text:style-name="T4"> </text:span><text:span text:style-name="T3">DELETE</text:span><text:span text:style-name="T4"> </text:span><text:span text:style-name="T3">CASCADE</text:span><text:span text:style-name="T4">,</text:span></text:p>
      <text:p text:style-name="P11" loext:marker-style-name="T1"><text:span text:style-name="T4"><text:s text:c="4"/></text:span><text:span text:style-name="T3">FOREIGN</text:span><text:span text:style-name="T4"> </text:span><text:span text:style-name="T3">KEY</text:span><text:span text:style-name="T4"> (servicio_id) </text:span><text:span text:style-name="T3">REFERENCES</text:span><text:span text:style-name="T4"> servicios(id) </text:span><text:span text:style-name="T3">ON</text:span><text:span text:style-name="T4"> </text:span><text:span text:style-name="T3">DELETE</text:span><text:span text:style-name="T4"> </text:span><text:span text:style-name="T3">CASCADE</text:span></text:p>
      <text:p text:style-name="P11" loext:marker-style-name="T1"><text:span text:style-name="T4">) </text:span><text:span text:style-name="T3">ENGINE</text:span><text:span text:style-name="T4">=InnoDB </text:span><text:span text:style-name="T3">DEFAULT</text:span><text:span text:style-name="T4"> CHARSET=utf8mb4 </text:span><text:span text:style-name="T3">COLLATE</text:span><text:span text:style-name="T4">=utf8mb4_unicode_ci</text:span><text:span text:style-name="T5">;</text:span></text:p>
      <text:p text:style-name="P12" loext:marker-style-name="T1"/>
      <text:p text:style-name="P11" loext:marker-style-name="T1"><text:span text:style-name="T2">-- Insertar clientes</text:span><text:span text:style-name="T2"/></text:p>
      <text:p text:style-name="P11" loext:marker-style-name="T1"><text:span text:style-name="T3">INSERT</text:span><text:span text:style-name="T4"> </text:span><text:span text:style-name="T3">INTO</text:span><text:span text:style-name="T4"> clientes (nombre, telefono, email, direccion) </text:span><text:span text:style-name="T3">VALUES</text:span></text:p>
      <text:p text:style-name="P11" loext:marker-style-name="T1"><text:span text:style-name="T4">(</text:span><text:span text:style-name="T8">'Juan Pérez'</text:span><text:span text:style-name="T4">, </text:span><text:span text:style-name="T8">'555-1234'</text:span><text:span text:style-name="T4">, </text:span><text:span text:style-name="T8">'juan@example.com'</text:span><text:span text:style-name="T4">, </text:span><text:span text:style-name="T8">'Calle Falsa 123'</text:span><text:span text:style-name="T4">),</text:span></text:p>
      <text:p text:style-name="P11" loext:marker-style-name="T1"><text:span text:style-name="T4">(</text:span><text:span text:style-name="T8">'María García'</text:span><text:span text:style-name="T4">, </text:span><text:span text:style-name="T8">'555-5678'</text:span><text:span text:style-name="T4">, </text:span><text:span text:style-name="T8">'maria@example.com'</text:span><text:span text:style-name="T4">, </text:span><text:span text:style-name="T8">'Avenida Siempre Viva 742'</text:span><text:span text:style-name="T4">)</text:span><text:span text:style-name="T5">;</text:span></text:p>
      <text:p text:style-name="P12" loext:marker-style-name="T1"/>
      <text:p text:style-name="P11" loext:marker-style-name="T1"><text:span text:style-name="T2">-- Insertar empleados</text:span><text:span text:style-name="T2"/></text:p>
      <text:p text:style-name="P11" loext:marker-style-name="T1"><text:span text:style-name="T3">INSERT</text:span><text:span text:style-name="T4"> </text:span><text:span text:style-name="T3">INTO</text:span><text:span text:style-name="T4"> empleados (nombre, cargo, telefono, email) </text:span><text:span text:style-name="T3">VALUES</text:span></text:p>
      <text:p text:style-name="P11" loext:marker-style-name="T1"><text:span text:style-name="T4">(</text:span><text:span text:style-name="T8">'Carlos López'</text:span><text:span text:style-name="T4">, </text:span><text:span text:style-name="T8">'Mecánico Senior'</text:span><text:span text:style-name="T4">, </text:span><text:span text:style-name="T8">'555-1111'</text:span><text:span text:style-name="T4">, </text:span><text:span text:style-name="T8">'carlos@example.com'</text:span><text:span text:style-name="T4">),</text:span></text:p>
      <text:p text:style-name="P11" loext:marker-style-name="T1"><text:span text:style-name="T4">(</text:span><text:span text:style-name="T8">'Ana Martínez'</text:span><text:span text:style-name="T4">, </text:span><text:span text:style-name="T8">'Técnica'</text:span><text:span text:style-name="T4">, </text:span><text:span text:style-name="T8">'555-2222'</text:span><text:span text:style-name="T4">, </text:span><text:span text:style-name="T8">'ana@example.com'</text:span><text:span text:style-name="T4">)</text:span><text:span text:style-name="T5">;</text:span></text:p>
      <text:p text:style-name="P12" loext:marker-style-name="T1"/>
      <text:p text:style-name="P11" loext:marker-style-name="T1"><text:span text:style-name="T2">-- Insertar servicios</text:span><text:span text:style-name="T2"/></text:p>
      <text:p text:style-name="P11" loext:marker-style-name="T1"><text:span text:style-name="T3">INSERT</text:span><text:span text:style-name="T4"> </text:span><text:span text:style-name="T3">INTO</text:span><text:span text:style-name="T4"> servicios (nombre, descripcion, duracion_estimada, costo) </text:span><text:span text:style-name="T3">VALUES</text:span></text:p>
      <text:p text:style-name="P11" loext:marker-style-name="T1"><text:soft-page-break/><text:span text:style-name="T4">(</text:span><text:span text:style-name="T8">'Cambio de Aceite'</text:span><text:span text:style-name="T4">, </text:span><text:span text:style-name="T8">'Reemplazo del aceite del motor y filtro'</text:span><text:span text:style-name="T4">, </text:span><text:span text:style-name="T7">30</text:span><text:span text:style-name="T4">, </text:span><text:span text:style-name="T7">50.00</text:span><text:span text:style-name="T4">),</text:span></text:p>
      <text:p text:style-name="P11" loext:marker-style-name="T1"><text:span text:style-name="T4">(</text:span><text:span text:style-name="T8">'Revisión de Frenos'</text:span><text:span text:style-name="T4">, </text:span><text:span text:style-name="T8">'Inspección y ajuste de frenos'</text:span><text:span text:style-name="T4">, </text:span><text:span text:style-name="T7">45</text:span><text:span text:style-name="T4">, </text:span><text:span text:style-name="T7">70.00</text:span><text:span text:style-name="T4">),</text:span></text:p>
      <text:p text:style-name="P11" loext:marker-style-name="T1"><text:span text:style-name="T4">(</text:span><text:span text:style-name="T8">'Diagnóstico'</text:span><text:span text:style-name="T4">, </text:span><text:span text:style-name="T8">'Análisis completo del vehículo'</text:span><text:span text:style-name="T4">, </text:span><text:span text:style-name="T7">60</text:span><text:span text:style-name="T4">, </text:span><text:span text:style-name="T7">90.00</text:span><text:span text:style-name="T4">)</text:span><text:span text:style-name="T5">;</text:span></text:p>
      <text:p text:style-name="P12" loext:marker-style-name="T1"/>
      <text:p text:style-name="P11" loext:marker-style-name="T1"><text:span text:style-name="T2">-- Insertar vehículos</text:span><text:span text:style-name="T2"/></text:p>
      <text:p text:style-name="P11" loext:marker-style-name="T1"><text:span text:style-name="T3">INSERT</text:span><text:span text:style-name="T4"> </text:span><text:span text:style-name="T3">INTO</text:span><text:span text:style-name="T4"> vehiculos (cliente_id, tipo, marca, modelo, anio, matricula) </text:span><text:span text:style-name="T3">VALUES</text:span></text:p>
      <text:p text:style-name="P11" loext:marker-style-name="T1"><text:span text:style-name="T4">(</text:span><text:span text:style-name="T7">1</text:span><text:span text:style-name="T4">, </text:span><text:span text:style-name="T8">'car'</text:span><text:span text:style-name="T4">, </text:span><text:span text:style-name="T8">'Toyota'</text:span><text:span text:style-name="T4">, </text:span><text:span text:style-name="T8">'Corolla'</text:span><text:span text:style-name="T4">, </text:span><text:span text:style-name="T7">2018</text:span><text:span text:style-name="T4">, </text:span><text:span text:style-name="T8">'ABC-123'</text:span><text:span text:style-name="T4">),</text:span></text:p>
      <text:p text:style-name="P11" loext:marker-style-name="T1"><text:span text:style-name="T4">(</text:span><text:span text:style-name="T7">1</text:span><text:span text:style-name="T4">, </text:span><text:span text:style-name="T8">'motorcycle'</text:span><text:span text:style-name="T4">, </text:span><text:span text:style-name="T8">'Honda'</text:span><text:span text:style-name="T4">, </text:span><text:span text:style-name="T8">'CB500'</text:span><text:span text:style-name="T4">, </text:span><text:span text:style-name="T7">2020</text:span><text:span text:style-name="T4">, </text:span><text:span text:style-name="T8">'XYZ-987'</text:span><text:span text:style-name="T4">),</text:span></text:p>
      <text:p text:style-name="P11" loext:marker-style-name="T1"><text:span text:style-name="T4">(</text:span><text:span text:style-name="T7">2</text:span><text:span text:style-name="T4">, </text:span><text:span text:style-name="T8">'car'</text:span><text:span text:style-name="T4">, </text:span><text:span text:style-name="T8">'BMW'</text:span><text:span text:style-name="T4">, </text:span><text:span text:style-name="T8">'Serie 3'</text:span><text:span text:style-name="T4">, </text:span><text:span text:style-name="T7">2019</text:span><text:span text:style-name="T4">, </text:span><text:span text:style-name="T8">'DEF-456'</text:span><text:span text:style-name="T4">)</text:span><text:span text:style-name="T5">;</text:span></text:p>
      <text:p text:style-name="P12" loext:marker-style-name="T1"/>
      <text:p text:style-name="P11" loext:marker-style-name="T1"><text:span text:style-name="T2">-- Insertar citas</text:span><text:span text:style-name="T2"/></text:p>
      <text:p text:style-name="P11" loext:marker-style-name="T1"><text:span text:style-name="T3">INSERT</text:span><text:span text:style-name="T4"> </text:span><text:span text:style-name="T3">INTO</text:span><text:span text:style-name="T4"> citas (cliente_id, vehiculo_id, fecha_cita, estado, observaciones) </text:span><text:span text:style-name="T3">VALUES</text:span></text:p>
      <text:p text:style-name="P11" loext:marker-style-name="T1"><text:span text:style-name="T4">(</text:span><text:span text:style-name="T7">1</text:span><text:span text:style-name="T4">, </text:span><text:span text:style-name="T7">1</text:span><text:span text:style-name="T4">, </text:span><text:span text:style-name="T8">'2025-04-01 09:30:00'</text:span><text:span text:style-name="T4">, </text:span><text:span text:style-name="T8">'confirmada'</text:span><text:span text:style-name="T4">, </text:span><text:span text:style-name="T8">'Cambio de aceite y revisión general'</text:span><text:span text:style-name="T4">),</text:span></text:p>
      <text:p text:style-name="P11" loext:marker-style-name="T1"><text:span text:style-name="T4">(</text:span><text:span text:style-name="T7">1</text:span><text:span text:style-name="T4">, </text:span><text:span text:style-name="T7">2</text:span><text:span text:style-name="T4">, </text:span><text:span text:style-name="T8">'2025-04-02 10:00:00'</text:span><text:span text:style-name="T4">, </text:span><text:span text:style-name="T8">'pendiente'</text:span><text:span text:style-name="T4">, </text:span><text:span text:style-name="T8">'Revisión de frenos'</text:span><text:span text:style-name="T4">),</text:span></text:p>
      <text:p text:style-name="P11" loext:marker-style-name="T1"><text:span text:style-name="T4">(</text:span><text:span text:style-name="T7">2</text:span><text:span text:style-name="T4">, </text:span><text:span text:style-name="T7">3</text:span><text:span text:style-name="T4">, </text:span><text:span text:style-name="T8">'2025-04-03 11:15:00'</text:span><text:span text:style-name="T4">, </text:span><text:span text:style-name="T8">'confirmada'</text:span><text:span text:style-name="T4">, </text:span><text:span text:style-name="T8">'Diagnóstico completo'</text:span><text:span text:style-name="T4">)</text:span><text:span text:style-name="T5">;</text:span></text:p>
      <text:p text:style-name="P12" loext:marker-style-name="T1"/>
      <text:p text:style-name="P11" loext:marker-style-name="T1"><text:span text:style-name="T2">-- Insertar relaciones cita_empleados</text:span><text:span text:style-name="T2"/></text:p>
      <text:p text:style-name="P11" loext:marker-style-name="T1"><text:span text:style-name="T3">INSERT</text:span><text:span text:style-name="T4"> </text:span><text:span text:style-name="T3">INTO</text:span><text:span text:style-name="T4"> </text:span><text:span text:style-name="T9">cita_empleados</text:span><text:span text:style-name="T4"> (</text:span><text:span text:style-name="T10">cita_id</text:span><text:span text:style-name="T4">, </text:span><text:span text:style-name="T10">empleado_id</text:span><text:span text:style-name="T4">) </text:span><text:span text:style-name="T3">VALUES</text:span></text:p>
      <text:p text:style-name="P11" loext:marker-style-name="T1"><text:span text:style-name="T4">(</text:span><text:span text:style-name="T7">1</text:span><text:span text:style-name="T4">, </text:span><text:span text:style-name="T7">1</text:span><text:span text:style-name="T4">),</text:span></text:p>
      <text:p text:style-name="P11" loext:marker-style-name="T1"><text:span text:style-name="T4">(</text:span><text:span text:style-name="T7">2</text:span><text:span text:style-name="T4">, </text:span><text:span text:style-name="T7">2</text:span><text:span text:style-name="T4">),</text:span></text:p>
      <text:p text:style-name="P11" loext:marker-style-name="T1"><text:span text:style-name="T4">(</text:span><text:span text:style-name="T7">3</text:span><text:span text:style-name="T4">, </text:span><text:span text:style-name="T7">2</text:span><text:span text:style-name="T4">)</text:span><text:span text:style-name="T5">;</text:span></text:p>
      <text:p text:style-name="P12" loext:marker-style-name="T1"/>
      <text:p text:style-name="P11" loext:marker-style-name="T1"><text:span text:style-name="T2">-- Insertar relaciones cita_servicios</text:span><text:span text:style-name="T2"/></text:p>
      <text:p text:style-name="P11" loext:marker-style-name="T1"><text:span text:style-name="T3">INSERT</text:span><text:span text:style-name="T4"> </text:span><text:span text:style-name="T3">INTO</text:span><text:span text:style-name="T4"> </text:span><text:span text:style-name="T9">cita_servicios</text:span><text:span text:style-name="T4"> (</text:span><text:span text:style-name="T10">cita_id</text:span><text:span text:style-name="T4">, </text:span><text:span text:style-name="T10">servicio_id</text:span><text:span text:style-name="T4">, </text:span><text:span text:style-name="T10">tiempo_estimado</text:span><text:span text:style-name="T4">) </text:span><text:span text:style-name="T3">VALUES</text:span></text:p>
      <text:p text:style-name="P11" loext:marker-style-name="T1"><text:span text:style-name="T4">(</text:span><text:span text:style-name="T7">1</text:span><text:span text:style-name="T4">, </text:span><text:span text:style-name="T7">1</text:span><text:span text:style-name="T4">, </text:span><text:span text:style-name="T7">30</text:span><text:span text:style-name="T4">),</text:span></text:p>
      <text:p text:style-name="P11" loext:marker-style-name="T1"><text:span text:style-name="T4">(</text:span><text:span text:style-name="T7">1</text:span><text:span text:style-name="T4">, </text:span><text:span text:style-name="T7">2</text:span><text:span text:style-name="T4">, </text:span><text:span text:style-name="T7">45</text:span><text:span text:style-name="T4">),</text:span></text:p>
      <text:p text:style-name="P11" loext:marker-style-name="T1"><text:span text:style-name="T4">(</text:span><text:span text:style-name="T7">2</text:span><text:span text:style-name="T4">, </text:span><text:span text:style-name="T7">2</text:span><text:span text:style-name="T4">, </text:span><text:span text:style-name="T7">45</text:span><text:span text:style-name="T4">),</text:span></text:p>
      <text:p text:style-name="P11" loext:marker-style-name="T1"><text:span text:style-name="T4">(</text:span><text:span text:style-name="T7">3</text:span><text:span text:style-name="T4">, </text:span><text:span text:style-name="T7">3</text:span><text:span text:style-name="T4">, </text:span><text:span text:style-name="T7">60</text:span><text:span text:style-name="T4">)</text:span><text:span text:style-name="T5">;</text:span></text:p>
      <text:p text:style-name="P12" loext:marker-style-name="T1"/>
      <text:p text:style-name="P12" loext:marker-style-name="T1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09:27:25.276580200</meta:creation-date>
    <dc:date>2025-03-31T10:35:36.891978500</dc:date>
    <meta:editing-duration>PT27S</meta:editing-duration>
    <meta:editing-cycles>2</meta:editing-cycles>
    <meta:generator>LibreOffice/25.2.0.3$Windows_X86_64 LibreOffice_project/e1cf4a87eb02d755bce1a01209907ea5ddc8f069</meta:generator>
    <meta:document-statistic meta:table-count="0" meta:image-count="0" meta:object-count="0" meta:page-count="8" meta:paragraph-count="313" meta:word-count="1826" meta:character-count="14155" meta:non-whitespace-character-count="11966"/>
  </office:meta>
</office:document-meta>
</file>